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Mono" fo:font-size="8pt" fo:language="en" fo:country="US" style:font-size-asian="8pt" style:font-size-complex="8pt"/>
    </style:style>
    <style:style style:name="P4" style:family="paragraph" style:parent-style-name="Standard">
      <style:paragraph-properties fo:margin-top="0in" fo:margin-bottom="0.0598in" style:contextual-spacing="false" fo:text-align="start" style:justify-single-word="false" style:writing-mode="lr-tb"/>
    </style:style>
    <style:style style:name="P5" style:family="paragraph" style:parent-style-name="Standard">
      <style:paragraph-properties fo:margin-left="0.4925in" fo:margin-right="0in" fo:margin-top="0in" fo:margin-bottom="0.0598in" style:contextual-spacing="false" fo:text-align="start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.4925in" fo:margin-right="0in" fo:margin-top="0in" fo:margin-bottom="0.0598in" style:contextual-spacing="false" fo:text-align="start" style:justify-single-word="false" fo:text-indent="0in" style:auto-text-indent="false" style:writing-mode="lr-tb">
        <style:tab-stops>
          <style:tab-stop style:position="0.6634in"/>
        </style:tab-stops>
      </style:paragraph-properties>
    </style:style>
    <style:style style:name="P7" style:family="paragraph" style:parent-style-name="Standard">
      <style:paragraph-properties fo:margin-left="1.4772in" fo:margin-right="0in" fo:text-align="start" style:justify-single-word="false" fo:text-indent="0in" style:auto-text-indent="false" style:writing-mode="lr-tb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n" fo:country="US" officeooo:paragraph-rsid="001e7134"/>
    </style:style>
    <style:style style:name="P11" style:family="paragraph" style:parent-style-name="Standard">
      <style:paragraph-properties fo:margin-top="0in" fo:margin-bottom="0.0598in" style:contextual-spacing="false" fo:text-align="start" style:justify-single-word="false" style:writing-mode="lr-tb"/>
      <style:text-properties fo:language="en" fo:country="US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style:font-name="Liberation Mono" fo:font-size="8pt" fo:language="en" fo:country="US" fo:font-style="italic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style:font-name="Liberation Mono" fo:font-size="8pt" fo:language="en" fo:country="US" style:font-size-asian="8pt" style:font-size-complex="8pt"/>
    </style:style>
    <style:style style:name="P14" style:family="paragraph" style:parent-style-name="Standard">
      <style:paragraph-properties fo:margin-left="0.4925in" fo:margin-right="0in" fo:margin-top="0in" fo:margin-bottom="0.0598in" style:contextual-spacing="false" fo:text-align="start" style:justify-single-word="false" fo:text-indent="0in" style:auto-text-indent="false" style:writing-mode="lr-tb"/>
      <style:text-properties style:font-name="Liberation Mono" fo:font-size="8pt" fo:language="en" fo:country="US" style:font-size-asian="8pt" style:font-size-complex="8pt"/>
    </style:style>
    <style:style style:name="P15" style:family="paragraph" style:parent-style-name="Standard">
      <style:paragraph-properties fo:margin-left="1.4772in" fo:margin-right="0in" fo:text-align="start" style:justify-single-word="false" fo:text-indent="0in" style:auto-text-indent="false" style:writing-mode="lr-tb"/>
      <style:text-properties style:font-name="Liberation Mono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left="1.4772in" fo:margin-right="0in" fo:text-align="start" style:justify-single-word="false" fo:text-indent="0in" style:auto-text-indent="false" style:writing-mode="lr-tb"/>
      <style:text-properties style:font-name="Liberation Mono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style:font-name="Liberation Mono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Liberation Mono" fo:font-size="8pt" fo:language="en" fo:country="US" fo:font-style="italic" style:font-size-asian="8pt" style:font-style-asian="italic" style:font-size-complex="8pt" style:font-style-complex="italic"/>
    </style:style>
    <style:style style:name="T5" style:family="text">
      <style:text-properties style:font-name="Liberation Mono" fo:font-size="8pt" fo:language="en" fo:country="US" style:font-size-asian="8pt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Mono1" fo:font-style="italic" style:font-style-asian="italic" style:font-style-complex="italic"/>
    </style:style>
    <style:style style:name="T9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"/>
        <text:p text:style-name="P2">Porphyrographe : Nouvelles fonctionnalités pour l'été 2024</text:p>
        <text:p text:style-name="P2"/>
        <text:p text:style-name="P2">- un scénario complet <text:span text:style-name="T9">PG_full_scenario.csv</text:span> contient toutes les variables possibles utilisées pour contrôler la PG.</text:p>
        <text:p text:style-name="P10">Tout scénario ne peut utiliser qu'un sous-ensemble de ces variables. Les variables supplémentaires ne seront pas prises en compte à moins qu'elles ne soient ajoutées au scénario complet et que PG ne soit recompilé après l'exécution du script <text:s/><text:span text:style-name="T3">PG_cpp_source_generator</text:span></text:p>
        <text:p text:style-name="P2"/>
        <text:p text:style-name="P11">- les données de l'ancien fichier d'en-tête ont été envoyées comme suit :</text:p>
        <text:p text:style-name="P11"><text:tab/>- les données du projet (client/serveur UDP, caméras, shaders) ont été ajoutées au scénario après les scènes et avant les données existantes.</text:p>
        <text:p text:style-name="P11"><text:tab/>- les variables du projet telles que la position de l'écran ont été ajoutées au scénario complet</text:p>
        <text:p text:style-name="P1"><text:span text:style-name="T1"><text:tab/>- les variables de structure telles que la taille de l'écran ont été placées dans un nouveau fichier d'en-tête include <text:line-break/></text:span><text:span text:style-name="T2">pg-header.h </text:span><text:span text:style-name="T1">ainsi que d'autres constantes de </text:span><text:span text:style-name="T2">pg-all_include.h</text:span></text:p>
        <text:p text:style-name="P2"/>
        <text:p text:style-name="P4"><text:span text:style-name="T1">- le fichier </text:span><text:span text:style-name="T2">PG_source_generator.py </text:span><text:span text:style-name="T1">a été divisé en deux scripts :</text:span></text:p>
        <text:p text:style-name="P4"><text:span text:style-name="T2">- PG_cpp_source_generator </text:span><text:span text:style-name="T1">génère du code C++ pour lier les variables C++ avec les variables glsl dans les shaders (utilisé pour recompiler PG après avoir ajouté de nouvelles variables dans le scénario complet).</text:span></text:p>
        <text:p text:style-name="P12"># code généré à partir du scénario complet pour lier les variables C++ et GLSL</text:p>
        <text:p text:style-name="P13">include/pg_script_header_Core.h (externes pour les variables de shader basées sur le scénario complet)</text:p>
        <text:p text:style-name="P13">pg_render_body_Core.cpp (charge les valeurs des variables C++ dans les tables transmises aux shaders en tant qu'uniformes)</text:p>
        <text:p text:style-name="P13">pg_script_body_Core.cpp (variables complètes basées sur le scénario et callBacks)</text:p>
        <text:p text:style-name="P14">pg_shader_body_bind_Core.cpp (alloue des tables pour passer des valeurs de variables C++ aux shaders)</text:p>
        <text:p text:style-name="P5"><text:span text:style-name="T2">- PG_glsl_source_generator </text:span><text:span text:style-name="T1">produit une nouvelle version des scènes dans laquelle les variables sont classées dans le même ordre que dans les scénarios complets.</text:span></text:p>
        <text:p text:style-name="P6"><text:span text:style-name="T2">- PG_glsl_source_generator </text:span><text:span text:style-name="T1">génère le code des shaders glsl (versions complètes) pour lier les variables C++ aux variables glsl dans les shaders (utilisé pour générer de nouveaux shaders complets lorsque les codes des shaders sont modifiés).</text:span></text:p>
        <text:p text:style-name="P2">Il n'est pas nécessaire d'utiliser ces générateurs avant d'exécuter porphyrograph si le scénario complet et les shaders ne sont pas modifiés.</text:p>
        <text:p text:style-name="P2"/>
        <text:p text:style-name="P11">- Les modules C++ ont été réorganisés en fonction de fonctionnalités plus fines, toutes les variables et fonctions globales ont été renommées avec le préfixe pg_. Les énumérations ont été préfixées par pg_enum_. Les modules sont</text:p>
        <text:p text:style-name="P15"># global includes</text:p>
        <text:p text:style-name="P16">include/pg-all_include.h</text:p>
        <text:p text:style-name="P15"># traitement audio (PureData, PortAudio)</text:p>
        <text:p text:style-name="P16">include/pg-audio.h</text:p>
        <text:p text:style-name="P16">pg-audio.cpp</text:p>
        <text:p text:style-name="P7"><text:span text:style-name="T5"># fonctions</text:span><text:span text:style-name="T4"> génériques </text:span><text:span text:style-name="T5">de</text:span><text:span text:style-name="T4"> rappel </text:span></text:p>
        <text:p text:style-name="P16">include/pg-callBack.h</text:p>
        <text:p text:style-name="P16">pg-callBack.cpp</text:p>
        <text:p text:style-name="P15"># SVG clipArt (NVIDIA NV_path_rendering)</text:p>
        <text:p text:style-name="P16">include/pg-clipArt.h</text:p>
        <text:p text:style-name="P16">pg-clipArt.cpp</text:p>
        <text:p text:style-name="P15"># gestion de la couleur et modulation de la couleur basée sur l'audio</text:p>
        <text:p text:style-name="P16">include/pg-color.h</text:p>
        <text:p text:style-name="P16"><text:soft-page-break/>pg-color.cpp</text:p>
        <text:p text:style-name="P15"># flashes entre les couches</text:p>
        <text:p text:style-name="P16">include/pg-flash.h</text:p>
        <text:p text:style-name="P16">pg-flash.cpp</text:p>
        <text:p text:style-name="P15"># Gestion de l'interface graphique</text:p>
        <text:p text:style-name="P16">include/pg-gui.h</text:p>
        <text:p text:style-name="P16">pg-gui.cpp</text:p>
        <text:p text:style-name="P15"># constantes</text:p>
        <text:p text:style-name="P16">include/pg-header.h</text:p>
        <text:p text:style-name="P15"># Initialisation des variables</text:p>
        <text:p text:style-name="P16">include/pg-init.h</text:p>
        <text:p text:style-name="P16">pg-init.cpp</text:p>
        <text:p text:style-name="P15"># gestion de la lumière</text:p>
        <text:p text:style-name="P16">include/pg-light.h</text:p>
        <text:p text:style-name="P16">pg-light.cpp</text:p>
        <text:p text:style-name="P15"># fonction principale et rappels GLUT</text:p>
        <text:p text:style-name="P16">include/pg-main.h</text:p>
        <text:p text:style-name="P16">pg-main.cpp</text:p>
        <text:p text:style-name="P15"># gestion de maillages (réalité augmentée ou rendu 3D)</text:p>
        <text:p text:style-name="P16">include/pg-mesh.h</text:p>
        <text:p text:style-name="P16">pg-mesh.cpp</text:p>
        <text:p text:style-name="P15"># messages affichés</text:p>
        <text:p text:style-name="P16">include/pg-messages.h</text:p>
        <text:p text:style-name="P16">pg-messages.cpp</text:p>
        <text:p text:style-name="P15"># streaming de films et de caméras</text:p>
        <text:p text:style-name="P16">include/pg-movieCamera.h</text:p>
        <text:p text:style-name="P16">pg-movieCamera.cpp</text:p>
        <text:p text:style-name="P15"># chemins enregistrement/lecture/sauvegarde</text:p>
        <text:p text:style-name="P16">include/pg-path.h</text:p>
        <text:p text:style-name="P16">pg-path.cpp</text:p>
        <text:p text:style-name="P15"># image fixe (diaporamas ou clips animés)</text:p>
        <text:p text:style-name="P16">include/pg-photoClip.h</text:p>
        <text:p text:style-name="P16">pg-photoClip.cpp</text:p>
        <text:p text:style-name="P15"># rendu GPU multipass</text:p>
        <text:p text:style-name="P16">include/pg-render.h</text:p>
        <text:p text:style-name="P16">pg-render.cpp</text:p>
        <text:p text:style-name="P15"># gestion dynamique des variables par le biais de scènes</text:p>
        <text:p text:style-name="P16">include/pg-scenarioDyn.h</text:p>
        <text:p text:style-name="P16">pg-scenarioDyn.cpp</text:p>
        <text:p text:style-name="P15"># analyse de scénarios et de ressources multi-scènes</text:p>
        <text:p text:style-name="P16">include/pg-scenarioParse.h</text:p>
        <text:p text:style-name="P16">pg-scenarioParse.cpp</text:p>
        <text:p text:style-name="P15"># Exécution du message OSC</text:p>
        <text:p text:style-name="P16">include/pg-script.h</text:p>
        <text:p text:style-name="P16">pg-script.cpp</text:p>
        <text:p text:style-name="P15"># gestion des capteurs</text:p>
        <text:p text:style-name="P16">include/pg-sensor.h</text:p>
        <text:p text:style-name="P16">pg-sensor.cpp</text:p>
        <text:p text:style-name="P15"># uniformes d'ombrage</text:p>
        <text:p text:style-name="P16">include/pg-shader.h</text:p>
        <text:p text:style-name="P16">pg-shader.cpp</text:p>
        <text:p text:style-name="P15"># Chargement et attribution de textures et de FBO</text:p>
        <text:p text:style-name="P16">include/pg-texture.h</text:p>
        <text:p text:style-name="P16">pg-texture.cpp</text:p>
        <text:p text:style-name="P15"># Réception/émission de messages OSC/UDP</text:p>
        <text:p text:style-name="P16">include/pg-udp.h</text:p>
        <text:p text:style-name="P16">pg-udp.cpp</text:p>
        <text:p text:style-name="P15"># Colle C++</text:p>
        <text:p text:style-name="P16">pg-template.hpp</text:p>
        <text:p text:style-name="P3"/>
        <text:p text:style-name="P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31T12:03:45</meta:creation-date>
    <dc:language>en-US</dc:language>
    <dc:date>2024-09-02T11:58:04.267000000</dc:date>
    <meta:editing-cycles>6</meta:editing-cycles>
    <meta:keyword/>
    <meta:keyword>docId</meta:keyword>
    <meta:keyword>AF91B9422B9D50994B47052502BBAE91</meta:keyword>
    <meta:editing-duration>PT58M16S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90" meta:word-count="548" meta:character-count="4090" meta:non-whitespace-character-count="3626"/>
  </office:meta>
</office:document-meta>
</file>